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6pt" fo:language="fr" fo:country="FR" style:font-size-asian="16pt" style:language-asian="zxx" style:country-asian="none" style:font-size-complex="16pt" style:language-complex="zxx" style:country-complex="none"/>
    </style:style>
    <style:style style:name="P2" style:family="paragraph" style:parent-style-name="Standard">
      <style:paragraph-properties fo:text-align="center" style:justify-single-word="false"/>
      <style:text-properties style:font-name="Tahoma" fo:language="fr" fo:country="FR" style:language-asian="zxx" style:country-asian="none" style:language-complex="zxx" style:country-complex="none"/>
    </style:style>
    <style:style style:name="P3" style:family="paragraph" style:parent-style-name="Standard">
      <style:paragraph-properties fo:text-align="start" style:justify-single-word="false"/>
      <style:text-properties style:font-name="Tahoma" fo:language="fr" fo:country="FR"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riaka</text:p>
      <text:p text:style-name="P2"/>
      <text:p text:style-name="P3">Au récit des cauchemars qui avaient hanté Balrok pendant plus d'une semaine, Backus l'érudit en conclu qu'il avait été emprisonné dans un plan parallèle par une force démoniaque. D'après lui, l'homme des steps pouvait d'ailleurs remercier l'Orbe originelle car il avait eu bien de la chance de pouvoir revenir dans le monde des vivants.</text:p>
      <text:p text:style-name="P3"/>
      <text:p text:style-name="P3">Il fallut près d'une semaine à Balrok pour retrouver la plénitude de ses moyens et, s'il était devenu plus taciturne qu'avant et ne lâchait jamais son épée, il semblait en tout cas avoir repris le contrôle de ses pensées. Dès qu'il fut aptes, Méo, Ingvar et lui décidèrent de se remettre en route pour trouver le présent de Pho et accomplir la prophétie.</text:p>
      <text:p text:style-name="P3"/>
      <text:p text:style-name="P3">Backus n'avait pu rassembler que quelques bribes d'information sur Phomea, la demeure du titan de la mer et du vent. Le temple se trouverait à la pointe des Monts venteux, à une semaine de marche au nord-ouest d'ici ; la ou les montagnes se jettent dans la mer. Le cataclysme ayant profondément bouleverser la région, il ne pouvait assurer que sa description soit encore exacte.</text:p>
      <text:p text:style-name="P3"/>
      <text:p text:style-name="P3">Toujours est-il que les trois compagnons se mirent en route. Leur plan était simple : prendre plein ouest à travers les Monts déchirés, remonter nord-ouest jusqu'à la mer puis longer la cote par le nord jusqu'au Monts venteux.</text:p>
      <text:p text:style-name="P3"/>
      <text:p text:style-name="P3">Le deuxième jour, en pleine montagne, ils tombèrent sur un grand renfoncement rocheux <text:s/>au centre duquel se dressait un vieil arbre mort portant six beaux fruits jaunes. Le fait que la terre qui entourait l'arbre était jonché de gros silex plantés pointe en haut fit hésité Balrok, mais finalement, il se glissa jusqu'à l'arbre, croqua dans un fruit puis ramassa les autres. Rassuré, Méo et Ingvar goutèrent à ces fruits au goût succulent et aux vertus revigorantes.</text:p>
      <text:p text:style-name="P3"/>
      <text:p text:style-name="P3">Le troisièmes jours, alors qu'ils arrivaient à la pointe ouest des Monts déchirés, Barry, l'oiseau de Balrok, sembla vouloir les attirer vers le sud. Curieux, les compagnons suivirent <text:s/>cette direction jusqu'à une zone recouverte d'arbustes et de rochers ou ils détectèrent une présence. Les armes aux poings et les sens à l'affut, ils essayèrent de débusquer la menace. Mais, alors que Méo tentait de prendre à revers cet ennemi invisible, une petite troupe d'humanoïde pris la fuite. Le mystère fut rapidement éclairci car après avoir repris leur route, les compagnons croisèrent à nouveau ce qui n'était en fait qu'un petit groupe d'humain. </text:p>
      <text:p text:style-name="P3"/>
      <text:p text:style-name="P3">Leur chef, Wilfried, un bucheron, vint parlementer et leur expliqua que les orcs avaient enlevé leur femme et enfants et qu'ils ambitionnaient d'attaquer leur camps pour libérer les leurs. Santant la tache réalisable au vu du petit nombre d'orc, une dizaine, les trois compagnons décidèrent de leur venir en aide. Un examen rapide de ce lieu, nommé Noriaka, permis de constater qu'à cette heure, les humains travaillaient dans une mine, qu'une poignée d'orc faisait des vas-et-vient près d'un fortin de bois et qu'une tour en ruine en surplomb servait certainement de vigie.</text:p>
      <text:p text:style-name="P3"/>
      <text:p text:style-name="P3">C'est par la que Balrok et Méo attaquèrent pendant qu'Ingvar et les six villageois se préparait à l'assaut du camps. Ils éliminèrent facilement les deux vigies en place mais ne parvinrent pas à les empêcher de donner l'alarme. Aussi, les portes du fortin se fermèrent, <text:soft-page-break/>laissant dehors deux orcs aux abois. Ils furent d'ailleurs les prochaines victimes de l'assaut des humains. Ingvar et deux hommes se chargèrent de surveiller l'entrée de la mine pendant que le reste de la troupe prenait le fortin d'assaut.</text:p>
      <text:p text:style-name="P3"/>
      <text:p text:style-name="P3">Il ne fallut pas longtemps à Balrok pour enfoncer les portes branlantes du fortin. S’ensuivit un combat féroce contre une poignée d'orc mené par un borgne portant un fléau d'arme. Roy, un jeune casse-cou, fut grièvement blessé mais la victoire se dessina rapidement, Balrok et Méo décimant des orcs désorganisés. Alors que les villageois fêtaient à grand cris de joie les retrouvailles avec leurs proches sortis de la mine une fois le calme revenu, les trois compagnons fouillèrent le bâtiment principal. </text:p>
      <text:p text:style-name="P3"/>
      <text:p text:style-name="P3">Dans un coin sombre, ils débusquèrent une orc apeuré, étrangement habillé de vêtements de noble et implorant grâce en langage commun. Balrok mena un interrogatoire musclé qui permis d'apprendre que cet orc, nommé Ortog, aurait été chargé de retrouver une relique – Le miroir du Néant – pour aider dans la guerre contre les forces des ténèbres dont les humains seraient responsables. D'après ses recherches – une dizaine de livres anciens trônaient sur une table – cet artefact se trouverait dans la chapelle de Noriaka, engloutie par un éboulement lors du grand cataclysme ; C'est pourquoi il ferait creuser des galeries à la recherche de l'entrée de chapelle. Un orc archéologue ! Le matin même, ils étaient tombé sur les marches d'un perron qui, selon Ortog, ne pouvait être que celui du sanctuaire.</text:p>
      <text:p text:style-name="P3"/>
      <text:p text:style-name="P3">Balrok découvrit que l'orc tentait de dissimuler une bague qu'il portait au doigt. Il eu beau supplier et opposer une farouche résistance, il ne pu empêcher l'homme des steps de lui la prendre. Sans l'anneau l'orc semblait quasiment sans vie et Méo et Balrok croyant que c'est cette bague qui lui donnait la capacité de communiquer avec les humains, ils la lui rendirent finalement. </text:p>
      <text:p text:style-name="P3"/>
      <text:p text:style-name="P3">Après que les villageois aient chaleureusement remercié les héros et fait leur adieu, les trois compagnons mirent Ortog au travail pour finir le déblaiement d'un passage jusqu'à l'intérieure de la chapelle. Il eu beau ne pas rechigner à la tâche, il ne pus finir de déblaiement le jour même et Balrok le ramena donc dans le bâtiment principal du fortin pour y passer la nuit. Il l'attacha solidement à un lit, obstrua les portes et demanda à Ingvar de faire monter la garde à ses animaux. Au matin, l'orc avait pourtant disparu !</text:p>
      <text:p text:style-name="P3"/>
      <text:p text:style-name="P3">Se précipitant à sa recherche, ils suivirent sa trace partant plein sud à travers la plaine. Après plusieurs heures de marche, ils arrivèrent à l'orée d'une forêt et, après quelques hésitations, ils y pénétrèrent à la recherche d'Ortog. Ils le retrouvèrent allongé à l'ombre d'un abris sous roche. Balrok le réveilla avec la pointe ardente de son épée. L'orc, paniqué, expliqua qu'il n'avait pas confiance envers les humains et les soupçonnait de vouloir le tuer une fois l'artefact trouvé. Balrok fit taire ses protestations à coup de contacts ardents entre son épée et la peau verte de l'orc désemparé.</text:p>
      <text:p text:style-name="P3"/>
      <text:p text:style-name="P3">De retour à Noriaka, Balrok voulu retirer de nouveau l'anneau d'Ortog mais ce dernier puisa une force phénoménale et réussi à terrasser le colosse et à l'immobiliser au sol. Il fallut l’intervention de Méo et Ingvar pour réussir à maitriser l'orc et lui retirer l'anneau. Finalement, ayant besoin de lui pour trouver l'artefact, ils lui rendirent l'anneau et les paroles rassurantes des humains sur l'issu de l'aventure, convainquirent Ortog de se remettre au travail. </text:p>
      <text:p text:style-name="P3"/>
      <text:p text:style-name="P3"><text:soft-page-break/>Il ne fallut pas longtemps pour enfin dégager l'entrée du sanctuaire ; une petite chapelle jonché d'os avec à son bout un grand autel triangulaire aux cotés couverts de signes géométriques. Ortog, admiratif devant l'architecture des lieux, expliqua que la clef, qu'il avait caché dans l'une des statuettes de terre de sa « collection », devait être apposé sur le signe de l'autel qui lui était identique. </text:p>
      <text:p text:style-name="P3"/>
      <text:p text:style-name="P3">Après maintes réflexions, ils finirent par choisir un signe et Balrok en approcha la clef. L'autel tout entier s'enfonça dans le sol dans un grandement assourdissant, découvrant une pièce en contrebat d'où partait un escalier s'enfonçant vers une lueur. En bas de l'escalier, les trois humains et l'orc tombèrent sur une salle en forme de pyramide à trois coté et recouverte d'un metal chromé très brillant. Au centre de la pièce, au dessus d'une petite pyramide, flottait un miroir composé d'éclats fait du même métal et relié entre eux par des fils brillants.</text:p>
      <text:p text:style-name="P3"/>
      <text:p text:style-name="P3">Balrok se saisi du miroir, l'enveloppa dans une couverture puis le confia à Méo. La troupe remonta jusqu'à la chapelle mais, avant de sortir à l'air libre, une discussion s'engagea à voix basse, sur l'avenir d'Ortog. Méo pensait plus sage de l'éliminer, Balrok hésitait beaucoup. L'orc, lui, se blotti dans un coin, comme s'il avait de funestes pressentiments. Finalement, les trois compagnons décidèrent de le laisser en vie mais leur adieu à l'orc n'eurent aucun écho, il restait prostré dans son coin. </text:p>
      <text:p text:style-name="P3"/>
      <text:p text:style-name="P3">Une fois dehors et ayant décidé de retourner au camps pour apporter le miroir et les livres à Backus, Méo fit part de sa crainte qu'Ortog les suivent puis rapporte aux orcs l'emplacement du camps des hommes libres. Cet argument ébranla Balrok qui retourna dans la chapelle, retrouva l'orc toujours prostré à la même place et l'embrocha avec son épée. Il du s'y reprendre à deux fois avant que ne s'éteignent les derniers spasmes d'Ortog. Quand il voulu récupérer son anneau, il s'aperçue qu'il avait disparu !</text:p>
      <text:p text:style-name="P3"/>
      <text:p text:style-name="P3">Méo, Balrog et Ingvar retournèrent donc au camps, ne croisant en chemin qu'un orc mourant, probablement attaqué par une bête sauvage et qu'ils achevèr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0H35M53S</meta:editing-duration>
    <meta:editing-cycles>54</meta:editing-cycles>
    <meta:generator>OpenOffice.org/3.3$Win32 OpenOffice.org_project/330m20$Build-9567</meta:generator>
    <dc:date>2011-11-03T08:01:49.65</dc:date>
    <dc:creator>Guillaume Blanchard</dc:creator>
    <meta:document-statistic meta:table-count="0" meta:image-count="0" meta:object-count="0" meta:page-count="3" meta:paragraph-count="20" meta:word-count="1473" meta:character-count="8916"/>
    <meta:user-defined meta:name="Info 1"/>
    <meta:user-defined meta:name="Info 2"/>
    <meta:user-defined meta:name="Info 3"/>
    <meta:user-defined meta:name="Info 4"/>
  </office:meta>
</office:document-meta>
</file>